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1a82c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1a82c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45" style:family="paragraph" style:parent-style-name="Heading">
      <style:text-properties officeooo:rsid="018ecf01" officeooo:paragraph-rsid="01907424"/>
    </style:style>
    <style:style style:name="P46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44">We undertake that in settlement of the above transaction: </text:p>
      <text:list xml:id="list7736319419048778644" text:style-name="L1">
        <text:list-item>
          <text:p text:style-name="P46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46">the payment is from cleared funds in our trust account and will not be cancelled or changed in any respect; and </text:p>
        </text:list-item>
        <text:list-item>
          <text:p text:style-name="P46">we <text:span text:style-name="T10">attach</text:span> a copy of the electronic transmission report confirming the payment. </text:p>
        </text:list-item>
      </text:list>
      <text:p text:style-name="P43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3:57:59.754048000</dc:date>
    <meta:editing-duration>P3DT10M50S</meta:editing-duration>
    <meta:editing-cycles>37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9" meta:word-count="631" meta:character-count="3079" meta:non-whitespace-character-count="2698"/>
  </office:meta>
</office:document-meta>
</file>